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officeooo:paragraph-rsid="000e612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reformatted_20_Text"/>
      <text:p text:style-name="P1">Métodos inicialmente adicionados</text:p>
      <text:p text:style-name="Preformatted_20_Text">-&gt; start_watcher() - inicializa o watcher</text:p>
      <text:p text:style-name="Preformatted_20_Text">-&gt; stop_watcher() - para o watcher</text:p>
      <text:p text:style-name="Preformatted_20_Text">-&gt; ABD_help() - Mostrar protocolo de utilização (eventualmente)</text:p>
      <text:p text:style-name="Preformatted_20_Text">-&gt; regVarChange() - Imprime no ecra, sem qualquer persistencia, que </text:p>
      <text:p text:style-name="Preformatted_20_Text"><text:tab/><text:tab/>uma variavel foi alterada e o seu novo valor</text:p>
      <text:p text:style-name="Preformatted_20_Text">#######################</text:p>
      <text:p text:style-name="P2">PASSOS:</text:p>
      <text:p text:style-name="Preformatted_20_Text"/>
      <text:p text:style-name="P3">1 - verificar a documentação presente no ficheiro names.c</text:p>
      <text:p text:style-name="P3"/>
      <text:p text:style-name="Preformatted_20_Text"><text:tab/>para adicionar um metodo para ser avaliado à posteriori é necessário um tuplo que contenha na seguinte ordem:</text:p>
      <text:p text:style-name="Preformatted_20_Text"/>
      <text:p text:style-name="Preformatted_20_Text"><text:tab/><text:span text:style-name="T1">{name, c_function, code, eval, arity, {pp-kind, precedence, rightassoc}}</text:span></text:p>
      <text:p text:style-name="Preformatted_20_Text"/>
      <text:p text:style-name="Preformatted_20_Text"><text:tab/><text:span text:style-name="T1">name:</text:span> nome a ser usado no R</text:p>
      <text:p text:style-name="Preformatted_20_Text"><text:tab/><text:span text:style-name="T1">c_function:</text:span> o nome da função no código C</text:p>
      <text:p text:style-name="Preformatted_20_Text"><text:tab/><text:tab/><text:span text:style-name="T1">Convenção:</text:span></text:p>
      <text:p text:style-name="Preformatted_20_Text"><text:tab/><text:tab/><text:tab/>- todas começam com "do_"</text:p>
      <text:p text:style-name="Preformatted_20_Text"><text:tab/><text:tab/><text:tab/>- todas retornam SEXP</text:p>
      <text:p text:style-name="Preformatted_20_Text"><text:tab/><text:tab/><text:tab/>- todas têm a seguinte lista de argumentos (SEXP call, SEXP op, SEXP args, SEXP env)</text:p>
      <text:p text:style-name="Preformatted_20_Text"><text:tab/><text:span text:style-name="T1">code:</text:span> um offset que servirá para distinguir diferentes operaçoes para funçoes R com a mesma funçao C</text:p>
      <text:p text:style-name="Preformatted_20_Text"><text:tab/><text:span text:style-name="T1">eval:</text:span> 3 digitios (XYZ) que definem certas açoes aquando da avaliação (eval)</text:p>
      <text:p text:style-name="Preformatted_20_Text"><text:tab/><text:tab/>XYZ:</text:p>
      <text:p text:style-name="Preformatted_20_Text"><text:tab/><text:tab/><text:tab/>X = 0 Força R_Visible ON</text:p>
      <text:p text:style-name="Preformatted_20_Text"><text:tab/><text:tab/><text:tab/>X = 1 Força R_Visible OFF</text:p>
      <text:p text:style-name="Preformatted_20_Text"><text:tab/><text:tab/><text:tab/>X = 2 Permite que o código C actualize conforme desejado</text:p>
      <text:p text:style-name="Preformatted_20_Text"><text:tab/><text:tab/><text:tab/>Y = 1 Indica se é uma função interna ou não</text:p>
      <text:p text:style-name="Preformatted_20_Text"><text:tab/><text:tab/><text:tab/>Z = 0 Avalia os argumentos antes de chamar (BUILTINSXP)</text:p>
      <text:p text:style-name="Preformatted_20_Text"><text:tab/><text:tab/><text:tab/>Z = 1 Não é avaliada (SPECIALSXP)</text:p>
      <text:p text:style-name="Preformatted_20_Text"><text:tab/><text:span text:style-name="T1">NOTA:</text:span> R_Visible é um boleano global que indica se a expressão avaliada deve ser impressa no ecrã após avaliada</text:p>
      <text:p text:style-name="Preformatted_20_Text"/>
      <text:p text:style-name="Preformatted_20_Text"><text:tab/><text:span text:style-name="T1">arity:</text:span> argumentos que são necessários (-1 indefinido)</text:p>
      <text:p text:style-name="Preformatted_20_Text"/>
      <text:p text:style-name="Preformatted_20_Text"><text:tab/>{PP-kind, Precedence, rightassoc} formam um tuplo na última entrada do tuplo base</text:p>
      <text:p text:style-name="Preformatted_20_Text"><text:tab/></text:p>
      <text:p text:style-name="Preformatted_20_Text"><text:tab/><text:span text:style-name="T1">PP-kind:</text:span> informação para destinguir a função aquando traduçao</text:p>
      <text:p text:style-name="Preformatted_20_Text"><text:tab/><text:span text:style-name="T1">Precedence:</text:span> Precedencia de operador (avaliar à direita ou à esquerda)</text:p>
      <text:p text:style-name="Preformatted_20_Text"><text:tab/><text:span text:style-name="T1">rightassoc:</text:span> associação à direita ou esquerda</text:p>
      <text:p text:style-name="Preformatted_20_Text"/>
      <text:p text:style-name="Preformatted_20_Text"><text:tab/></text:p>
      <text:p text:style-name="Preformatted_20_Text"/>
      <text:p text:style-name="P3">2 - Tuplo {PP-kind, Precedence, rightassoc}</text:p>
      <text:p text:style-name="Preformatted_20_Text"><text:s/></text:p>
      <text:p text:style-name="Preformatted_20_Text"><text:tab/><text:span text:style-name="T1">Elemento adicionado ao enum (PPkind) presente no ficheiro Defn.h </text:span>: PP_WATCHER = 21</text:p>
      <text:p text:style-name="Preformatted_20_Text"><text:tab/><text:span text:style-name="T1">Porque? </text:span>Simplesmente para evitar que sejam efectuadas operações estipuladas para outros PPkinds</text:p>
      <text:p text:style-name="Preformatted_20_Text"><text:tab/><text:span text:style-name="T1">Por exemplo:</text:span> PP_FOR = 7, será usado em certa parte do eval para determinar certas acções para executar um ciclo FOR</text:p>
      <text:p text:style-name="Preformatted_20_Text"/>
      <text:p text:style-name="Preformatted_20_Text"><text:tab/><text:span text:style-name="T1">Rollback:</text:span> Foi usado um tuplo (na última entrada do túplo original) equivalente ao presente na definição </text:p>
      <text:p text:style-name="Preformatted_20_Text"><text:tab/><text:tab/>da chamada a funções declaradas em R, e nenhuma anomalia foi detectada</text:p>
      <text:p text:style-name="Preformatted_20_Text"><text:soft-page-break/><text:tab/><text:span text:style-name="T1">Tuplo function:</text:span> {"function",<text:tab/>do_function,<text:tab/>0,<text:tab/>0,<text:tab/>-1,<text:tab/>{PP_FUNCTION,PREC_FN,<text:tab/> <text:s/>0}}</text:p>
      <text:p text:style-name="Preformatted_20_Text"><text:tab/><text:span text:style-name="T1">Conclusão:</text:span> removido o elemento adicionado no enum (PPkind) presente no ficheiro Defn.h</text:p>
      <text:p text:style-name="Preformatted_20_Text"><text:tab/></text:p>
      <text:p text:style-name="P3">3 - Tuplos adicionados</text:p>
      <text:p text:style-name="Preformatted_20_Text"/>
      <text:p text:style-name="Preformatted_20_Text"><text:tab/>{"start_watcher",<text:tab/><text:tab/>do_watcher,<text:tab/><text:tab/>1,<text:tab/>100,<text:tab/>0,<text:tab/>{PP_FUNCTION,<text:tab/> <text:s text:c="4"/>PREC_FN,<text:tab/> <text:s/>0}},</text:p>
      <text:p text:style-name="Preformatted_20_Text"><text:tab/>{"stop_watcher",<text:tab/><text:tab/>do_watcher,<text:tab/><text:tab/>2,<text:tab/>100,<text:tab/>0,<text:tab/>{PP_FUNCTION,<text:tab/> <text:s text:c="4"/>PREC_FN,<text:tab/> <text:s/>0}},</text:p>
      <text:p text:style-name="Preformatted_20_Text"><text:tab/>{"ABD_help",<text:tab/><text:tab/>do_watcher,<text:tab/><text:tab/>0,<text:tab/>100,<text:tab/>0,<text:tab/>{PP_FUNCTION,<text:tab/> <text:s text:c="4"/>PREC_FN,<text:tab/> <text:s/>0}},</text:p>
      <text:p text:style-name="Preformatted_20_Text"/>
      <text:p text:style-name="P3">4 - Criação ficheiro com declarações em C</text:p>
      <text:p text:style-name="Preformatted_20_Text"><text:tab/></text:p>
      <text:p text:style-name="Preformatted_20_Text"><text:tab/><text:span text:style-name="T1">FILE:</text:span> ABD_tool_DEF.h<text:tab/></text:p>
      <text:p text:style-name="Preformatted_20_Text"><text:tab/><text:span text:style-name="T1">PATH:</text:span> ../src/include</text:p>
      <text:p text:style-name="Preformatted_20_Text"><text:tab/><text:span text:style-name="T1">FINAL_PATH:</text:span> ../src/include/ABD_tool_DEF.h</text:p>
      <text:p text:style-name="Preformatted_20_Text"/>
      <text:p text:style-name="Preformatted_20_Text"><text:tab/><text:span text:style-name="T1">CONTENT:</text:span></text:p>
      <text:p text:style-name="Preformatted_20_Text"><text:tab/><text:tab/>void ABD_HELP();</text:p>
      <text:p text:style-name="Preformatted_20_Text"><text:tab/><text:tab/>void START_WATCHER();</text:p>
      <text:p text:style-name="Preformatted_20_Text"><text:tab/><text:tab/>void STOP_WATCHER();</text:p>
      <text:p text:style-name="Preformatted_20_Text"><text:tab/><text:tab/>void regVarChange(SEXP, SEXP);</text:p>
      <text:p text:style-name="Preformatted_20_Text"/>
      <text:p text:style-name="P3">5 - Criação do ficheiro de implementação do ficheiro anterior</text:p>
      <text:p text:style-name="Preformatted_20_Text"><text:tab/></text:p>
      <text:p text:style-name="Preformatted_20_Text"><text:tab/><text:span text:style-name="T1">FILE:</text:span> ABD_tool.h<text:tab/></text:p>
      <text:p text:style-name="Preformatted_20_Text"><text:tab/><text:span text:style-name="T1">PATH:</text:span> ../src/include</text:p>
      <text:p text:style-name="Preformatted_20_Text"><text:tab/><text:span text:style-name="T1">FINAL_PATH:</text:span> ../src/include/ABD_tool.h</text:p>
      <text:p text:style-name="Preformatted_20_Text"/>
      <text:p text:style-name="Preformatted_20_Text"><text:tab/><text:span text:style-name="T1">CONTENT:</text:span></text:p>
      <text:p text:style-name="Preformatted_20_Text"><text:tab/><text:tab/>#include &lt;stdio.h&gt;</text:p>
      <text:p text:style-name="Preformatted_20_Text"><text:tab/><text:tab/>#include &lt;Internal.h&gt;</text:p>
      <text:p text:style-name="Preformatted_20_Text"><text:tab/><text:tab/>#include &lt;ABD_tool_DEF.h&gt;</text:p>
      <text:p text:style-name="Preformatted_20_Text"><text:tab/><text:tab/>static int watcherActivated = 0;</text:p>
      <text:p text:style-name="Preformatted_20_Text"/>
      <text:p text:style-name="Preformatted_20_Text"><text:tab/><text:tab/>void START_WATCHER(){</text:p>
      <text:p text:style-name="Preformatted_20_Text"><text:tab/><text:tab/> <text:s text:c="3"/>watcherActivated = 1;</text:p>
      <text:p text:style-name="Preformatted_20_Text"><text:tab/><text:tab/>}</text:p>
      <text:p text:style-name="Preformatted_20_Text"/>
      <text:p text:style-name="Preformatted_20_Text"><text:tab/><text:tab/>void STOP_WATCHER(){</text:p>
      <text:p text:style-name="Preformatted_20_Text"><text:tab/><text:tab/> <text:s text:c="3"/>watcherActivated = 0;</text:p>
      <text:p text:style-name="Preformatted_20_Text"><text:tab/><text:tab/>}</text:p>
      <text:p text:style-name="Preformatted_20_Text"><text:tab/><text:tab/>void ABD_HELP(){</text:p>
      <text:p text:style-name="Preformatted_20_Text"><text:tab/><text:tab/> <text:s text:c="3"/></text:p>
      <text:p text:style-name="Preformatted_20_Text"><text:tab/><text:tab/>}</text:p>
      <text:p text:style-name="Preformatted_20_Text"><text:tab/><text:tab/>void regVarChange(SEXP variable, SEXP newValue){</text:p>
      <text:p text:style-name="Preformatted_20_Text"><text:tab/><text:tab/> <text:s text:c="3"/>if(watcherActivated){</text:p>
      <text:p text:style-name="Preformatted_20_Text"><text:tab/><text:tab/><text:tab/>Rprintf("Some variable modified...\n");</text:p>
      <text:p text:style-name="Preformatted_20_Text"><text:tab/><text:tab/><text:tab/>Rprintf("Variable: %s\n", CHAR(variable));</text:p>
      <text:p text:style-name="Preformatted_20_Text"><text:tab/><text:tab/><text:tab/>Rprintf("New Value: %.0f\n", REAL(newValue)[0]); <text:s text:c="7"/></text:p>
      <text:p text:style-name="Preformatted_20_Text"><text:tab/><text:tab/> <text:s text:c="3"/>}</text:p>
      <text:p text:style-name="Preformatted_20_Text"><text:tab/><text:tab/> <text:s text:c="3"/></text:p>
      <text:p text:style-name="Preformatted_20_Text"><text:tab/><text:tab/>}</text:p>
      <text:p text:style-name="Preformatted_20_Text"><text:tab/></text:p>
      <text:p text:style-name="Preformatted_20_Text"><text:tab/><text:tab/></text:p>
      <text:p text:style-name="Preformatted_20_Text"/>
      <text:p text:style-name="P3">6- Função em chamada aquando da avaliação de: start_watcher(), stop_watcher(), ABD_help()</text:p>
      <text:p text:style-name="Preformatted_20_Text"/>
      <text:p text:style-name="Preformatted_20_Text"><text:tab/>SEXP do_watcher(SEXP call, SEXP op, SEXP args, SEXP rho){</text:p>
      <text:p text:style-name="Preformatted_20_Text"><text:soft-page-break/><text:tab/><text:tab/>switch(PRIMVAL(op)){</text:p>
      <text:p text:style-name="Preformatted_20_Text"><text:tab/><text:tab/><text:tab/>case 1:</text:p>
      <text:p text:style-name="Preformatted_20_Text"><text:tab/><text:tab/><text:tab/><text:tab/>// activate_watcher issued</text:p>
      <text:p text:style-name="Preformatted_20_Text"><text:tab/><text:tab/><text:tab/><text:tab/>START_WATCHER();</text:p>
      <text:p text:style-name="Preformatted_20_Text"><text:tab/><text:tab/><text:tab/><text:tab/>Rprintf("Watcher STARTED successfully.\n");</text:p>
      <text:p text:style-name="Preformatted_20_Text"><text:tab/><text:tab/><text:tab/><text:tab/>break;</text:p>
      <text:p text:style-name="Preformatted_20_Text"><text:tab/><text:tab/><text:tab/>case 2:</text:p>
      <text:p text:style-name="Preformatted_20_Text"><text:tab/><text:tab/><text:tab/><text:tab/>// stop_watcher issued</text:p>
      <text:p text:style-name="Preformatted_20_Text"><text:tab/><text:tab/><text:tab/><text:tab/>STOP_WATCHER();</text:p>
      <text:p text:style-name="Preformatted_20_Text"><text:tab/><text:tab/><text:tab/><text:tab/>Rprintf("Watcher STOPED successfully.\n");</text:p>
      <text:p text:style-name="Preformatted_20_Text"><text:tab/><text:tab/><text:tab/><text:tab/>break;</text:p>
      <text:p text:style-name="Preformatted_20_Text"><text:tab/><text:tab/><text:tab/>case 3:</text:p>
      <text:p text:style-name="Preformatted_20_Text"><text:tab/><text:tab/><text:tab/><text:tab/>// ABD_help() issued</text:p>
      <text:p text:style-name="Preformatted_20_Text"><text:tab/><text:tab/><text:tab/><text:tab/>ABD_HELP();</text:p>
      <text:p text:style-name="Preformatted_20_Text"><text:tab/><text:tab/><text:tab/><text:tab/>break;</text:p>
      <text:p text:style-name="Preformatted_20_Text"><text:tab/><text:tab/><text:tab/>default: errorcall(call, _("invalid usage for ABD_tool. ABD_help for more info.\n"));</text:p>
      <text:p text:style-name="Preformatted_20_Text"><text:tab/><text:tab/>}</text:p>
      <text:p text:style-name="Preformatted_20_Text"><text:tab/>}</text:p>
      <text:p text:style-name="Preformatted_20_Text"/>
      <text:p text:style-name="P3">7 - adicionar metodo de registo de alteração de variavel</text:p>
      <text:p text:style-name="P1"><text:tab/>7.1 - Encontrar local "ideal"</text:p>
      <text:p text:style-name="Preformatted_20_Text"/>
      <text:p text:style-name="Preformatted_20_Text"><text:tab/><text:tab/><text:span text:style-name="T1">Método alvo inicial: </text:span>consultando a tabela de nomes podemos ver que alterar o valor de variaveis é feito através do método "do_set" presente no ficheiro eval.c</text:p>
      <text:p text:style-name="P4"><text:tab/><text:tab/><text:span text:style-name="T1">Métodos disponiveis: </text:span>Dependendo do tipo de atribuição, R faz uso de dois métodos para atribuir o valor a um objecto:</text:p>
      <text:p text:style-name="P4"><text:tab/><text:tab/><text:span text:style-name="T1">setVar(SEXP symbol, SEXP value, SEXP currEnvironment)</text:span> para atribuições ao GlobalEnvironment (&lt;&lt;-) através de um while que itera na "árvore" de dependencias </text:p>
      <text:p text:style-name="P4"><text:tab/><text:tab/><text:span text:style-name="T1">defineVar(SEXP symbol, SEXP value, SEXP currEnvironment)</text:span> para atribuições ao environment passado por parametro (&lt;-)</text:p>
      <text:p text:style-name="Preformatted_20_Text"/>
      <text:p text:style-name="Preformatted_20_Text"><text:tab/><text:tab/><text:span text:style-name="T1">Conclusão:</text:span> defineVar(...) é chamado no final do loop presente em setVar(...) portanto o método onde irá ser feita a modifcação será o defineVar para evitar duplicação de código.</text:p>
      <text:p text:style-name="Preformatted_20_Text"><text:tab/><text:tab/><text:span text:style-name="T1">Nota:</text:span> estes dois metodos (setVar(...) e defineVar(...)) estão implementados no ficheiro envir.c debaixo do caminho ../src/main/</text:p>
      <text:p text:style-name="Preformatted_20_Text"/>
      <text:p text:style-name="Preformatted_20_Text"><text:tab/><text:span text:style-name="T2">7.2 - "injectar" metodo de registo</text:span></text:p>
      <text:p text:style-name="Preformatted_20_Text"><text:tab/><text:tab/></text:p>
      <text:p text:style-name="Preformatted_20_Text"><text:tab/><text:tab/>O import da biblioteca de headers é essencial (a de implementação não é necessária nesta fase pois já foi importada no ficheiro eval.c e que, é executado e processado antes do envir.c) para que as funçoes estejam disponiveis e que warnings nao sejam lançados.</text:p>
      <text:p text:style-name="Preformatted_20_Text"><text:tab/><text:tab/>Após encontrar o local desejado na função, a função para registar a alteração é chamada após R terminar a manipulação para que caso algum erro seja despoletado, a estrutura (que de momento nao existe) que guarda os dados nao contenha informação errónea.</text:p>
      <text:p text:style-name="Preformatted_20_Text"/>
      <text:p text:style-name="Preformatted_20_Text"/>
      <text:p text:style-name="Preformatted_20_Text"/>
      <text:p text:style-name="Preformatted_20_Text"><text:tab/></text:p>
      <text:p text:style-name="Preformatted_20_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20:24.914783086</meta:creation-date>
    <dc:date>2020-02-12T20:20:45.263743768</dc:date>
    <meta:editing-duration>PT22S</meta:editing-duration>
    <meta:editing-cycles>1</meta:editing-cycles>
    <meta:document-statistic meta:table-count="0" meta:image-count="0" meta:object-count="0" meta:page-count="3" meta:paragraph-count="120" meta:word-count="769" meta:character-count="5478" meta:non-whitespace-character-count="4542"/>
    <meta:generator>LibreOffice/6.0.7.3$Linux_X86_64 LibreOffice_project/00m0$Build-3</meta:generator>
  </office:meta>
</office:document-meta>
</file>